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2902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Wi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32685">43268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Using brltty can consume all the CPU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 METABUG</text:p>
          </table:table-cell>
          <table:table-cell/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Firefox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Infer labels for objects in 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anie</text:p>
          </table:table-cell>
          <table:table-cell/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Support the "Find" operation in Firefox bet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[blocked] structural navigation should not get stuck on slashdot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table:style-name="ce3" office:value-type="string">
            <text:p><text:a xlink:href="http://bugzilla.gnome.org/show_bug.cgi?id=411261">41126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ome HTML constructs cause Orca to say just "Link" when arrowing up and down by lin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is too chatty when loading a pag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ontrol Home/End, Up/Down Arrow don't always work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ed to add form field structural navigation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or braille numbers/bullets of list item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/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Add more support for accessing HTML table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DHTML, AJAX, ARIA in Firefox/Geck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e/Solaris</text:p>
          </table:table-cell>
          <table:table-cell/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Keyboard navigation broken on http://www.blindcooltech.com/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8025">42802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Links should not be spoken twice when down arrowing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8114">42811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ometimes misidentifies combo box contents as the nam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Linked headings should be announced as both heading and link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Flat review in Firefox doesn't start at caret posi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6360">42636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ayAll is broken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F3 and Orca error reading a page foo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pending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L10N / Translation issu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needs test code coverage report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regression test results should be repeata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/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test coverage needs to be extend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llow user to optionally ignore or be notified of tool tip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Lynn</text:p>
          </table:table-cell>
          <table:table-cell/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nor </text:p>
          </table:table-cell>
          <table:table-cell office:value-type="string">
            <text:p>Nor</text:p>
          </table:table-cell>
          <table:table-cell office:value-type="string">
            <text:p>Problems building Access Bridge v1.5.0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.5">
            <text:p>30.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0278">4302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he Where_Am_I script does not work in most application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penOffice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crash when using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9390">42939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Implement verbalized links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t detect miss-spelled words on the fly in Openoffice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44.5">
            <text:p>44.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030">43103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Cannot use keyboard to navigate gnome-panel notification are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.1">
            <text:p>45.1</text:p>
          </table:table-cell>
          <table:table-cell office:value-type="string">
            <text:p>Rich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33146">4331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configure app-unique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 Screen saver password dialog not 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.5">
            <text:p>50.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0402">4304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unable to speak last character of each "sentence" when doing a sayAll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[blocked] Thunderbird 3.0-a1 crashes every time I close a messag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Ability to jump to the start of the message in Evolution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ail message window inconsistent with item selected in mail header list. 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.5">
            <text:p>61.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it the ability to switch languag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structural navigation of PDF docum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RealPlayer doesn't seem to work well with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not access status bar information in Gedi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Distinguish Q and BLOCKQUOTE in (X)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Rich</text:p>
          </table:table-cell>
          <table:table-cell/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he word deleted if You enter Control-Backspac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office:value-type="string">
            <text:p>Thunderbird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repeats mouse-selected text numerous times in thunderbi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does not announce the beginning of strings pasted into thunderbi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GNOME 2.18!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NO ID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ext selection in Firefox fails when Orca controls the car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tworkManager applet not spoken when network is disconnect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announces incorrect info in Deskbar Appl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ext selected by the mous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he performance of orca full screen magnification is not good.</text:p>
          </table:table-cell>
          <table:table-cell table:number-columns-repeated="24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failed to exit after stopping the full screen mag.</text:p>
          </table:table-cell>
          <table:table-cell table:number-columns-repeated="24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Orca crashes and magnifier hangs if user enables the magnifier.</text:p>
          </table:table-cell>
          <table:table-cell table:number-columns-repeated="24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macspeak speech factory doesn't always shutdown/restart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skipped one line of web content in flatreview mod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kiga conversation message cannot be rea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-system-monitor "Resources" tab is in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Previous link in desktop helper can not be rea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 not use agenda wizard in OpenOffice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upport multi-lingual tex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default synthesis engine choice should take language into accou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Orca should support multiline braille displays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does not present labels around dialog text entri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594">43459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status of controls not shown by orca in flat review mod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7876">42787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hangs in linphone and ekiga soft phon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Firefox keyboard control wish list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418">431418</text:a></text:p>
          </table:table-cell>
          <table:table-cell office:value-type="string">
            <text:p>tri</text:p>
          </table:table-cell>
          <table:table-cell office:value-type="string">
            <text:p>Low</text:p>
          </table:table-cell>
          <table:table-cell office:value-type="string">
            <text:p>Orca abruptly terminates if it wants to open debug.out in a directory that it doesn't have write permission for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564">43456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 wish for flat review to be able to move in smallish increment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951">43395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aking changes in the Orca Preferences dialog resets the caretContext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780">4347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provide access to text attribute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531">431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support for user-configurable character nam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308">43230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roblem with Evolution and threads always speaking "expanded 0 items"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432">4324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Activate action fails on multi-line entrie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674">43267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In password entries, Orca should respect key echo settings and say "star" for the inserted charact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802">4338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prints warnings when Firefox start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655">43365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structural navigation should wrap at the end of a pag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401">4334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"Frozen" cells seems to interfere with setting dynamic headers in Calc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654">43465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kips a line in flat review mode or with braille navigation (braille up / down)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600">4346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ursor routing problem in gedit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398">43339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provide access to the state of checked menu items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323">4333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show the tabs list in Firefox 3.</text:p>
          </table:table-cell>
          <table:table-cell table:number-columns-repeated="244"/>
        </table:table-row>
        <table:table-row table:style-name="ro2" table:number-rows-repeated="65364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1" style:language-asian="en" style:country-asian="US" style:font-name-complex="DejaVu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1">05/01/2007</text:date>, <text:time>12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5-01T12:00:00</dc:date>
    <meta:printed-by>Willie Walker</meta:printed-by>
    <meta:print-date>2007-03-27T09:08:39</meta:print-date>
    <dc:language>en-US</dc:language>
    <meta:editing-cycles>165</meta:editing-cycles>
    <meta:editing-duration>P4DT1H13M52S</meta:editing-duration>
    <meta:user-defined meta:name="Info 1"/>
    <meta:user-defined meta:name="Info 2"/>
    <meta:user-defined meta:name="Info 3"/>
    <meta:user-defined meta:name="Info 4"/>
    <meta:document-statistic meta:table-count="1" meta:cell-count="1097"/>
  </office:meta>
</office:document-meta>
</file>